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Pied_20_de_20_page">
      <style:paragraph-properties fo:text-align="start" style:justify-single-word="false"/>
      <style:text-properties officeooo:paragraph-rsid="0025c2fc"/>
    </style:style>
    <style:style style:name="P3" style:family="paragraph" style:parent-style-name="Pied_20_de_20_page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fo:color="#666666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color="#666666" fo:font-style="italic" style:font-style-asian="italic" style:font-style-complex="italic"/>
    </style:style>
    <style:style style:name="P7" style:family="paragraph" style:parent-style-name="Standard">
      <style:text-properties fo:color="#666666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a3df9"/>
    </style:style>
    <style:style style:name="P9" style:family="paragraph" style:parent-style-name="Standard">
      <style:paragraph-properties fo:text-align="start" style:justify-single-word="false"/>
      <style:text-properties fo:font-size="16pt" officeooo:rsid="0029a14f" officeooo:paragraph-rsid="0029a14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officeooo:paragraph-rsid="0029a14f"/>
    </style:style>
    <style:style style:name="P11" style:family="paragraph" style:parent-style-name="Standard">
      <style:paragraph-properties fo:text-align="start" style:justify-single-word="false"/>
      <style:text-properties officeooo:paragraph-rsid="002a3df9"/>
    </style:style>
    <style:style style:name="P12" style:family="paragraph" style:parent-style-name="Standard">
      <style:paragraph-properties fo:text-align="start" style:justify-single-word="false"/>
      <style:text-properties officeooo:rsid="0029a14f" officeooo:paragraph-rsid="0029a14f"/>
    </style:style>
    <style:style style:name="P13" style:family="paragraph" style:parent-style-name="Standard">
      <style:paragraph-properties fo:text-align="start" style:justify-single-word="false"/>
      <style:text-properties officeooo:rsid="002a3df9" officeooo:paragraph-rsid="002a3df9"/>
    </style:style>
    <style:style style:name="P14" style:family="paragraph" style:parent-style-name="Standard">
      <style:paragraph-properties fo:text-align="start" style:justify-single-word="false"/>
      <style:text-properties officeooo:rsid="002b4166" officeooo:paragraph-rsid="002b4166"/>
    </style:style>
    <style:style style:name="P15" style:family="paragraph" style:parent-style-name="Standard">
      <style:text-properties fo:color="#666666" fo:font-style="italic" style:font-style-asian="italic" style:font-style-complex="italic"/>
    </style:style>
    <style:style style:name="T1" style:family="text">
      <style:text-properties fo:color="#666666"/>
    </style:style>
    <style:style style:name="T2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666666" fo:font-size="13pt" fo:font-style="italic" fo:font-weight="bold" officeooo:rsid="001d5a60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666666" fo:font-size="16pt" style:font-size-asian="16pt" style:font-size-complex="16pt"/>
    </style:style>
    <style:style style:name="T8" style:family="text">
      <style:text-properties fo:color="#666666" fo:font-size="16pt" officeooo:rsid="0029a14f" style:font-size-asian="16pt" style:font-size-complex="16pt"/>
    </style:style>
    <style:style style:name="T9" style:family="text">
      <style:text-properties fo:color="#666666" fo:font-size="16pt" officeooo:rsid="001d5a60" style:font-size-asian="16pt" style:font-size-complex="16pt"/>
    </style:style>
    <style:style style:name="T10" style:family="text">
      <style:text-properties fo:color="#666666" fo:font-size="14pt" style:font-size-asian="14pt" style:font-size-complex="14pt"/>
    </style:style>
    <style:style style:name="T11" style:family="text">
      <style:text-properties fo:color="#666666" fo:font-size="14pt" officeooo:rsid="0029a14f" style:font-size-asian="14pt" style:font-size-complex="14pt"/>
    </style:style>
    <style:style style:name="T12" style:family="text">
      <style:text-properties fo:color="#666666" fo:font-size="14pt" officeooo:rsid="001d5a60" style:font-size-asian="14pt" style:font-size-complex="14pt"/>
    </style:style>
    <style:style style:name="T13" style:family="text">
      <style:text-properties fo:color="#666666" fo:font-size="14pt" officeooo:rsid="002b4166" style:font-size-asian="14pt" style:font-size-complex="14pt"/>
    </style:style>
    <style:style style:name="T14" style:family="text">
      <style:text-properties fo:color="#666666" officeooo:rsid="002cbec7"/>
    </style:style>
    <style:style style:name="T15" style:family="text">
      <style:text-properties officeooo:rsid="0005cbf1"/>
    </style:style>
    <style:style style:name="T16" style:family="text">
      <style:text-properties officeooo:rsid="0006f0d7"/>
    </style:style>
    <style:style style:name="T17" style:family="text">
      <style:text-properties officeooo:rsid="0007b838"/>
    </style:style>
    <style:style style:name="T18" style:family="text">
      <style:text-properties officeooo:rsid="0009d8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<text:s text:c="2"/>Clínica:</text:span><text:span text:style-name="T7">{d.e</text:span><text:span text:style-name="T8">mpresa</text:span><text:span text:style-name="T9">.</text:span><text:span text:style-name="T8">nomeEmpresa</text:span><text:span text:style-name="T7">}</text:span></text:p>
      <text:p text:style-name="P11"><text:span text:style-name="T8"><text:s text:c="2"/></text:span><text:span text:style-name="T11">Registro:</text:span><text:span text:style-name="T10">{d.e</text:span><text:span text:style-name="T11">mpresa</text:span><text:span text:style-name="T12">.</text:span><text:span text:style-name="T11">codEmpresa</text:span><text:span text:style-name="T10">} </text:span><text:span text:style-name="T11">Data: {d.dataAtual}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2"><text:span text:style-name="T11">I</text:span><text:span text:style-name="T10">nformações do Exame</text:span></text:p>
      <text:p text:style-name="P10"><text:span text:style-name="T11"/></text:p>
      <text:p text:style-name="P10"><text:span text:style-name="T11">Solicitação : {d.paciente.nomeExame}<text:tab/>Cat. Pretendida : {d.paciente.categoria}</text:span></text:p>
      <text:p text:style-name="P10"><text:span text:style-name="T11">Documento: {d.paciente.docPaciente} Tipo : {d.paciente.tipoDoc} Exp.:{d.paciente.orgaoPaciente} UF:{d.paciente.ufDocumento}</text:span></text:p>
      <text:p text:style-name="P12"><text:span text:style-name="T10">CPF:{d.paciente.cpfPaciente} Data Hab. : {d.paciente.dataHabilitacao} Prontuário:{d.paciente.prontuario} Categoria Atual : {d.paciente.categoriaAtual}</text:span></text:p>
      <text:p text:style-name="P12"><text:span text:style-name="T10"/></text:p>
      <text:p text:style-name="P9"><text:span text:style-name="T1">Candidato : {d.paciente.nomePacient? ‘</text:span><text:span text:style-name="T14">Funciona</text:span><text:span text:style-name="T1">’:’</text:span><text:span text:style-name="T14">Não’</text:span><text:span text:style-name="T1">}</text:span></text:p>
      <text:p text:style-name="P12"><text:span text:style-name="T10">Filiação : {d.paciente.nomePai}<text:tab/>{d .paciente.nomeMae}</text:span></text:p>
      <text:p text:style-name="P12"><text:span text:style-name="T10">Nascimento : {d.paciente.nascPaciente}<text:tab/>Naturalidade : {d.paciente.naturalidade}/{d.paciente.ufNaturalidade}</text:span></text:p>
      <text:p text:style-name="P12"><text:span text:style-name="T10"/></text:p>
      <text:p text:style-name="P13"><text:span text:style-name="T10">Endereço : {d.paciente.logPaciente},{d.paciente.numeroPaciente} {d.paciente.compPaciente} – {d.paciente.bairroPaciente}<text:tab/>CEP:{d.paciente.cepPaciente}</text:span></text:p>
      <text:p text:style-name="P13"><text:span text:style-name="T10">Cidade: {d.paciente.cidadePaciente}<text:tab/>Profissão: {d.paciente.profissaoPaciente}<text:tab/>Telefone: </text:span><text:span text:style-name="T13">{d.paciente.telPaciente}</text:span></text:p>
      <text:p text:style-name="P14"><text:span text:style-name="T13">D</text:span><text:span text:style-name="T10">ata Atendimento : {d.dataAtual}</text:span></text:p>
      <text:p text:style-name="P12"><text:span text:style-name="T10"/></text:p>
      <text:p text:style-name="P12"><text:span text:style-name="T10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6.298cm"/>
    </style:style>
    <style:style style:name="Tabela4.B" style:family="table-column">
      <style:table-column-properties style:column-width="0.714cm"/>
    </style:style>
    <style:style style:name="Tabela4.1" style:family="table-row">
      <style:table-row-properties style:min-row-height="0.9cm"/>
    </style:style>
    <style:style style:name="Tabela4.A1" style:family="table-cell">
      <style:table-cell-properties fo:padding="0.097cm" fo:border="none"/>
    </style:style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Pied_20_de_20_page">
      <style:paragraph-properties fo:text-align="start" style:justify-single-word="false"/>
      <style:text-properties officeooo:paragraph-rsid="0025c2f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Pied_20_de_20_page">
      <style:paragraph-properties fo:text-align="end" style:justify-single-word="false"/>
    </style:style>
    <style:style style:name="M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M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T3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65cm" svg:width="2.542cm" svg:height="2.544cm" draw:z-index="0"><draw:image xlink:href="http://localhost:3003/cadastros/empresas/logo.png" xlink:type="simple" xlink:show="embed" xlink:actuate="onLoad" loext:mime-type="image/png"/></draw:frame></text:p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><text:span text:style-name="MT1">{</text:span><text:span text:style-name="MT2">d.empresa.nomeEmpresa</text:span><text:span text:style-name="MT1">}</text:span><text:span text:style-name="MT2"> – </text:span><text:span text:style-name="MT1">{</text:span><text:span text:style-name="MT2">d.empresa.logEmpresa</text:span><text:span text:style-name="MT1">}</text:span><text:span text:style-name="MT3">, </text:span><text:span text:style-name="MT1">{</text:span><text:span text:style-name="MT2">d.empresa.numero</text:span><text:span text:style-name="MT1">}</text:span><text:span text:style-name="MT3"> – </text:span><text:span text:style-name="MT1">{</text:span><text:span text:style-name="MT2">d.empresa.nomeCidade</text:span><text:span text:style-name="MT1">}</text:span><text:span text:style-name="MT3">/</text:span><text:span text:style-name="MT1">{</text:span><text:span text:style-name="MT2">d.empresa.ufcidade</text:span><text:span text:style-name="MT1">}</text:span></text:p>
            </table:table-cell>
            <table:table-cell table:style-name="Tabela4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07T21:55:01.927000000</dc:date>
    <meta:editing-cycles>73</meta:editing-cycles>
    <meta:editing-duration>PT11H38M54S</meta:editing-duration>
    <meta:document-statistic meta:table-count="1" meta:image-count="1" meta:object-count="0" meta:page-count="1" meta:paragraph-count="14" meta:word-count="67" meta:character-count="1077" meta:non-whitespace-character-count="1017"/>
    <meta:template xlink:type="simple" xlink:actuate="onRequest" xlink:title="" xlink:href="Normal.dotm"/>
  </office:meta>
</office:document-meta>
</file>